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bservation sur les blogs BTS SIO</text:p>
      <text:p text:style-name="Standard"/>
      <text:p text:style-name="Standard"><text:tab/>-quelles infos ?</text:p>
      <text:list xml:id="list4975136331249542342" text:style-name="L2">
        <text:list-item>
          <text:list>
            <text:list-item>
              <text:list>
                <text:list-item>
                  <text:p text:style-name="P1">stages ?</text:p>
                </text:list-item>
                <text:list-item>
                  <text:p text:style-name="P1">Métiers ?</text:p>
                </text:list-item>
                <text:list-item>
                  <text:p text:style-name="P1">Orientation ?</text:p>
                </text:list-item>
                <text:list-item>
                  <text:p text:style-name="P1">Projets ?</text:p>
                </text:list-item>
                <text:list-item>
                  <text:p text:style-name="P1">Événement ?</text:p>
                </text:list-item>
                <text:list-item>
                  <text:p text:style-name="P1">…</text:p>
                </text:list-item>
              </text:list>
            </text:list-item>
          </text:list>
        </text:list-item>
      </text:list>
      <text:p text:style-name="Standard"/>
      <text:p text:style-name="Standard">Si oui, quoi ?</text:p>
      <text:p text:style-name="Standard"/>
      <text:p text:style-name="Standard">Architecture ?</text:p>
      <text:p text:style-name="Standard">Liens ?</text:p>
      <text:p text:style-name="Standard"/>
      <text:p text:style-name="Standard"><text:a xlink:type="simple" xlink:href="http://kiliantricoire.blogspot.fr/" text:style-name="Internet_20_link" text:visited-style-name="Visited_20_Internet_20_Link">http://kiliantricoire.blogspot.fr/</text:a></text:p>
      <text:p text:style-name="Standard"><text:a xlink:type="simple" xlink:href="http://blog.icssa-niort.com/tag/bts-sio/" text:style-name="Internet_20_link" text:visited-style-name="Visited_20_Internet_20_Link">http://blog.icssa-niort.com/tag/bts-sio/</text:a></text:p>
      <text:p text:style-name="Standard"><text:a xlink:type="simple" xlink:href="http://blog.edu.itescia.fr/blog/2015/01/20/bts-sio-slam-developpeur-web-applications/" text:style-name="Internet_20_link" text:visited-style-name="Visited_20_Internet_20_Link">http://blog.edu.itescia.fr/blog/2015/01/20/bts-sio-slam-developpeur-web-applications/</text:a></text:p>
      <text:p text:style-name="Standard"><text:a xlink:type="simple" xlink:href="http://www.bscv.fr/texte.aspx?ID_Page=85" text:style-name="Internet_20_link" text:visited-style-name="Visited_20_Internet_20_Link">http://www.bscv.fr/texte.aspx?ID_Page=85</text:a></text:p>
      <text:p text:style-name="Standard"><text:a xlink:type="simple" xlink:href="http://profgra.org/lycee/" text:style-name="Internet_20_link" text:visited-style-name="Visited_20_Internet_20_Link">http://profgra.org/lycee/</text:a></text:p>
      <text:p text:style-name="Standard"><text:a xlink:type="simple" xlink:href="http://damiendruartsio2.blogspot.fr/" text:style-name="Internet_20_link" text:visited-style-name="Visited_20_Internet_20_Link">http://damiendruartsio2.blogspot.fr/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20T10:45:42.98</meta:creation-date>
    <meta:document-statistic meta:table-count="0" meta:image-count="0" meta:object-count="0" meta:page-count="1" meta:paragraph-count="17" meta:word-count="40" meta:character-count="402"/>
    <dc:date>2016-09-20T13:30:01.85</dc:date>
    <meta:editing-duration>PT1H13M54S</meta:editing-duration>
    <meta:editing-cycles>1</meta:editing-cycles>
    <meta:generator>OpenOffice/4.1.2$Win32 OpenOffice.org_project/412m3$Build-9782</meta:generator>
  </office:meta>
</office:document-meta>
</file>